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90000017333CFDBE1.png" manifest:media-type="image/png"/>
  <manifest:file-entry manifest:full-path="Pictures/1000000000000345000001D5F4277E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fee755" draw:marker-start-width="0.276cm" draw:marker-end-width="0.276cm" draw:fill="solid" draw:fill-color="#231f2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efefe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dash" draw:stroke-dash="_32__20_Dots_20_1_20_Dash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fill="solid" draw:fill-color="#66ff00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732cm" svg:height="10.922cm" svg:x="7.266cm" svg:y="0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16cm" svg:height="4.826cm" svg:x="9.552cm" svg:y="2.518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652cm" svg:height="4.318cm" svg:x="9.806cm" svg:y="2.772cm">
          <draw:image xlink:href="Pictures/1000000000000345000001D5F4277EB0.png" xlink:type="simple" xlink:show="embed" xlink:actuate="onLoad">
            <text:p/>
          </draw:image>
        </draw:frame>
        <draw:custom-shape draw:style-name="gr4" draw:text-style-name="P1" draw:layer="layout" svg:width="29.256cm" svg:height="4.572cm" svg:x="0.008cm" svg:y="11.658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1.27cm" svg:height="5.616cm" svg:x="7.5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06cm" svg:height="3.838cm" svg:x="3.964cm" svg:y="12.3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26cm" svg:height="1.778cm" svg:x="3.964cm" svg:y="10.614cm">
          <text:p/>
          <draw:enhanced-geometry svg:viewBox="0 0 21600 21600" draw:glue-points="?f6 0 10800 ?f8 ?f11 10800 ?f9 21600 10800 ?f10 ?f5 10800" draw:text-areas="?f3 ?f3 ?f4 ?f4" draw:type="parallelogram" draw:modifiers="4245.982866404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048cm" svg:height="0.762cm" svg:x="7.928cm" svg:y="11.63cm">
          <text:p/>
          <draw:enhanced-geometry svg:viewBox="0 0 21600 21600" draw:glue-points="?f6 0 10800 ?f8 ?f11 10800 ?f9 21600 10800 ?f10 ?f5 10800" draw:text-areas="?f3 ?f3 ?f4 ?f4" draw:type="parallelogram" draw:modifiers="6276.6808789767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81cm" svg:height="0.762cm" svg:x="10.06cm" svg:y="11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016cm" svg:x="9.806cm" svg:y="11.3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.575cm" svg:height="0.813cm" svg:x="9.908cm" svg:y="11.478cm">
          <draw:image xlink:href="Pictures/1000000000000345000001D5F4277EB0.png" xlink:type="simple" xlink:show="embed" xlink:actuate="onLoad">
            <text:p/>
          </draw:image>
        </draw:frame>
        <draw:frame draw:style-name="gr3" draw:text-style-name="P1" draw:layer="layout" svg:width="3.702cm" svg:height="13.085cm" svg:x="20.174cm" svg:y="3.833cm">
          <draw:image xlink:href="Pictures/10000201000000690000017333CFDBE1.png" xlink:type="simple" xlink:show="embed" xlink:actuate="onLoad">
            <text:p/>
          </draw:image>
        </draw:frame>
        <draw:custom-shape draw:style-name="gr7" draw:text-style-name="P1" draw:layer="layout" svg:width="4.064cm" svg:height="1.27cm" svg:x="4.318cm" svg:y="10.868cm">
          <text:p/>
          <draw:enhanced-geometry svg:viewBox="0 0 21600 21600" draw:glue-points="?f6 0 10800 ?f8 ?f11 10800 ?f9 21600 10800 ?f10 ?f5 10800" draw:text-areas="?f3 ?f3 ?f4 ?f4" draw:type="parallelogram" draw:modifiers="4139.335793357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8" draw:layer="layout" svg:width="4.265cm" svg:height="0.962cm" svg:x="1.17cm" svg:y="1.216cm">
          <draw:text-box>
            <text:p>Large display</text:p>
          </draw:text-box>
        </draw:frame>
        <draw:line draw:style-name="gr9" draw:text-style-name="P1" draw:layer="layout" svg:x1="5.435cm" svg:y1="1.978cm" svg:x2="8.79cm" svg:y2="2.994cm">
          <text:p/>
        </draw:line>
        <draw:frame draw:style-name="gr8" draw:layer="layout" svg:width="5.29cm" svg:height="0.962cm" svg:x="1.171cm" svg:y="3.216cm">
          <draw:text-box>
            <text:p>Booth annotation</text:p>
          </draw:text-box>
        </draw:frame>
        <draw:line draw:style-name="gr9" draw:text-style-name="P1" draw:layer="layout" svg:x1="4.726cm" svg:y1="4.518cm" svg:x2="6.25cm" svg:y2="11.122cm">
          <text:p/>
        </draw:line>
        <draw:frame draw:style-name="gr8" draw:layer="layout" svg:width="8.109cm" svg:height="0.962cm" svg:x="2.01cm" svg:y="17.018cm">
          <draw:text-box>
            <text:p>Touchscreen for interaction</text:p>
          </draw:text-box>
        </draw:frame>
        <draw:line draw:style-name="gr9" draw:text-style-name="P1" draw:layer="layout" svg:x1="9.298cm" svg:y1="16.71cm" svg:x2="10.568cm" svg:y2="12.138cm">
          <text:p/>
        </draw:line>
        <draw:custom-shape draw:style-name="gr10" draw:text-style-name="P1" draw:layer="layout" svg:width="4.064cm" svg:height="2.286cm" svg:x="4.472cm" svg:y="13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24cm" svg:height="0.508cm" svg:x="11.838cm" svg:y="11.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508cm" svg:height="0.254cm" svg:x="12.092cm" svg:y="12.13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202cm" svg:height="0.962cm" svg:x="10.611cm" svg:y="17.018cm">
          <draw:text-box>
            <text:p>Sample GPU</text:p>
          </draw:text-box>
        </draw:frame>
        <draw:line draw:style-name="gr9" draw:text-style-name="P1" draw:layer="layout" svg:x1="12.346cm" svg:y1="16.71cm" svg:x2="12.6cm" svg:y2="12.138cm">
          <text:p/>
        </draw:line>
        <draw:frame draw:style-name="gr8" draw:layer="layout" svg:width="3.944cm" svg:height="0.962cm" svg:x="1.171cm" svg:y="9.116cm">
          <draw:text-box>
            <text:p>System ATX</text:p>
          </draw:text-box>
        </draw:frame>
        <draw:line draw:style-name="gr9" draw:text-style-name="P1" draw:layer="layout" svg:x1="3.202cm" svg:y1="10.36cm" svg:x2="5.234cm" svg:y2="14.17cm">
          <text:p/>
        </draw:line>
        <draw:custom-shape draw:style-name="gr11" draw:text-style-name="P1" draw:layer="layout" svg:width="0.178cm" svg:height="0.127cm" svg:x="18.898cm" svg:y="7.13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261cm" fo:page-height="18.46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864cm" svg:x="1cm" svg:y="2.988cm"/>
      <draw:page-thumbnail draw:layer="backgroundobjects" svg:width="9.294cm" svg:height="5.864cm" svg:x="1cm" svg:y="11.036cm"/>
      <draw:page-thumbnail draw:layer="backgroundobjects" svg:width="9.294cm" svg:height="5.864cm" svg:x="1cm" svg:y="19.084cm"/>
      <draw:page-thumbnail draw:layer="backgroundobjects" svg:width="9.294cm" svg:height="5.864cm" svg:x="11.295cm" svg:y="2.988cm"/>
      <draw:page-thumbnail draw:layer="backgroundobjects" svg:width="9.294cm" svg:height="5.864cm" svg:x="11.295cm" svg:y="11.036cm"/>
      <draw:page-thumbnail draw:layer="backgroundobjects" svg:width="9.294cm" svg:height="5.864cm" svg:x="11.295cm" svg:y="19.084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9T14:59:02.466349717</meta:creation-date>
    <dc:date>2014-08-19T15:40:34.266068778</dc:date>
    <meta:editing-duration>PT20M20S</meta:editing-duration>
    <meta:editing-cycles>8</meta:editing-cycles>
    <meta:generator>LibreOffice/4.2.4.2$Linux_X86_64 LibreOffice_project/420m0$Build-2</meta:generator>
    <meta:document-statistic meta:object-count="50"/>
  </office:meta>
</office:document-meta>
</file>